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852" calcext:value-type="float">
            <text:p>52.9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2020-01-29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2019-01-30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9384" calcext:value-type="float">
            <text:p>51.4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2018-02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212" calcext:value-type="float">
            <text:p>51.2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2016-12-1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3936" calcext:value-type="float">
            <text:p>51.3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201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26" calcext:value-type="float">
            <text:p>51.2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201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3576" calcext:value-type="float">
            <text:p>56.0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201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1056" calcext:value-type="float">
            <text:p>51.1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201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201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5456" calcext:value-type="float">
            <text:p>52.0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201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201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0616" calcext:value-type="float">
            <text:p>51.4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0576" calcext:value-type="float">
            <text:p>51.0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200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7008" calcext:value-type="float">
            <text:p>50.7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200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3376" calcext:value-type="float">
            <text:p>50.6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200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8512" calcext:value-type="float">
            <text:p>50.5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200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200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8008" calcext:value-type="float">
            <text:p>51.1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764" calcext:value-type="float">
            <text:p>53.5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9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8072" calcext:value-type="float">
            <text:p>50.8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9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2144" calcext:value-type="float">
            <text:p>50.6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9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9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2224" calcext:value-type="float">
            <text:p>51.3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9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1744" calcext:value-type="float">
            <text:p>51.2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9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9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716" calcext:value-type="float">
            <text:p>53.4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9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4352" calcext:value-type="float">
            <text:p>51.5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8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3248" calcext:value-type="float">
            <text:p>51.1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8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88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8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668" calcext:value-type="float">
            <text:p>53.4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8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7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6616" calcext:value-type="float">
            <text:p>49.8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7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7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7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7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7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7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7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3688" calcext:value-type="float">
            <text:p>39.4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7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7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7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1792" calcext:value-type="float">
            <text:p>38.7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7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7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7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7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7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7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7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6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6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6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6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6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7736" calcext:value-type="float">
            <text:p>39.7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6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6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6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6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0584" calcext:value-type="float">
            <text:p>38.2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6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6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67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3192" calcext:value-type="float">
            <text:p>38.4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6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66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6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6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2792" calcext:value-type="float">
            <text:p>39.1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6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6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6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5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2703</text:p>
          </table:table-cell>
          <table:table-cell office:value-type="string" calcext:value-type="string">
            <text:p>Verhalen North Quad</text:p>
          </table:table-cell>
          <table:table-cell office:value-type="string" calcext:value-type="string">
            <text:p>195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936" calcext:value-type="float">
            <text:p>42.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40" meta:object-count="0"/>
    <meta:user-defined meta:name="AppVersion">3.0</meta:user-defined>
  </office:meta>
</office:document-meta>
</file>